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330000002645A84E2CA.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00000000700000007DA9C2F53.jpg" manifest:media-type="image/jpe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stroke="none" draw:fill="none" fo:min-height="10.308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ole-draw-aspect="1"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2.379cm" loext:decorative="false"/>
      <style:paragraph-properties style:writing-mode="lr-tb"/>
    </style:style>
    <style:style style:name="pr5" style:family="presentation" style:parent-style-name="Content_20_1-outline1">
      <style:graphic-properties fo:min-height="8.884cm" loext:decorative="false"/>
      <style:paragraph-properties style:writing-mode="lr-tb"/>
    </style:style>
    <style:style style:name="pr6" style:family="presentation" style:parent-style-name="Content_20_1-notes">
      <style:graphic-properties draw:fill-color="#ffffff"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text-properties fo:font-size="32pt" style:font-size-asian="32pt" style:font-size-complex="32pt"/>
    </style:style>
    <style:style style:name="P5" style:family="paragraph">
      <style:text-properties fo:font-size="12pt" style:font-size-asian="12pt" style:font-size-complex="12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indent="0cm"/>
      <style:text-properties fo:font-size="12pt" style:font-size-asian="12pt" style:font-size-complex="12pt"/>
    </style:style>
    <style:style style:name="P8" style:family="paragraph">
      <loext:graphic-properties draw:fill="none"/>
      <style:text-properties fo:font-size="12pt" style:font-size-asian="12pt" style:font-size-complex="12pt"/>
    </style:style>
    <style:style style:name="P9" style:family="paragraph">
      <style:paragraph-properties fo:text-align="center"/>
    </style:style>
    <style:style style:name="T1" style:family="text">
      <style:text-properties fo:font-size="32pt" style:font-size-asian="32pt" style:font-size-complex="32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EP3 - Simulador de Gerência de Memória</text:p>
          </draw:text-box>
        </draw:frame>
        <draw:frame presentation:style-name="pr2" draw:text-style-name="P2" draw:layer="layout" svg:width="19.5cm" svg:height="1cm" svg:x="1cm" svg:y="14.142cm" presentation:class="subtitle" presentation:user-transformed="true">
          <draw:text-box>
            <text:p text:style-name="P1">Ísis Ardisson Logullo</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text-style-name="P4" draw:layer="layout" svg:width="23cm" svg:height="2.629cm" svg:x="-2cm" svg:y="1cm" presentation:class="title" presentation:user-transformed="true">
          <draw:text-box>
            <text:p text:style-name="P4"><text:span text:style-name="T1">Arquitetura</text:span></text:p>
          </draw:text-box>
        </draw:frame>
        <draw:frame presentation:style-name="pr5" draw:text-style-name="P5" draw:layer="layout" svg:width="23cm" svg:height="9.134cm" svg:x="2.5cm" svg:y="4cm" presentation:class="outline" presentation:user-transformed="true">
          <draw:text-box>
            <text:list text:style-name="L2">
              <text:list-header>
                <text:p text:style-name="P5"><text:span text:style-name="T2">Variáveis auxiliares usadas em cada algoritmo:</text:span></text:p>
                <text:p text:style-name="P5"><text:span text:style-name="T2"><text:s/></text:span><text:span text:style-name="T2"><text:tab/></text:span><text:span text:style-name="T2">No first-fit foram usadas 3 variáveis. Uma que guarda o próximo bloco livre de unidades de alocação e outra que guarda o tamanho desse bloco. Também tem uma variável que guarda onde o bit está no arquivo de saída que está sendo varrido. Assim é possível ver se cabe, ou não, nesse bloco e, se não, já puxar as informações do próximo bloco. Sobrescrevendo os dados para esse próximo bloco nessas variáveis.</text:span></text:p>
                <text:p text:style-name="P5"><text:span text:style-name="T2"><text:s/></text:span><text:span text:style-name="T2"><text:tab/></text:span><text:span text:style-name="T2">No next-fit foram usadas 4 variáveis. 3 parecidas com as do first-fit, acrescentando uma variável que guarda o bit atual referente a varredura do arquivo de saída.</text:span></text:p>
                <text:p text:style-name="P5"><text:span text:style-name="T2"><text:s/></text:span><text:span text:style-name="T2"><text:tab/></text:span><text:span text:style-name="T2">No best-fit foram usadas 5 variáveis. 3 parecidas com o first-fit. E 2 referentes a qual é o melhor <text:s text:c="4"/>bloco até o momento. Uma que guarda onde fica o início desse bloco e outra que guarda o tamanho <text:s text:c="6"/>desse bloco.</text:span></text:p>
                <text:p text:style-name="P5"><text:span text:style-name="T2"><text:s/></text:span><text:span text:style-name="T2"><text:tab/></text:span><text:span text:style-name="T2">No worst-fit foram usadas 5 variáveis. Semelhante ao best-fit. Mas no lugar de guardar o melhor <text:s text:c="2"/>bloco até o momento, ele guarda o pior.</text:span></text:p>
                <text:p text:style-name="P5"><text:span text:style-name="T2"/></text:p>
              </text:list-header>
            </text:list>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4" draw:text-style-name="P4" draw:layer="layout" svg:width="23cm" svg:height="2.629cm" svg:x="-2.5cm" svg:y="1cm" presentation:class="title" presentation:user-transformed="true">
          <draw:text-box>
            <text:p text:style-name="P4"><text:span text:style-name="T1">Resultados</text:span></text:p>
          </draw:text-box>
        </draw:frame>
        <draw:frame draw:style-name="gr2" draw:text-style-name="P8" draw:layer="layout" svg:width="11.072cm" svg:height="10.558cm" svg:x="2.928cm" svg:y="3.442cm">
          <draw:text-box>
            <text:p text:style-name="P5"><text:span text:style-name="T2">Trace First-Fit :</text:span></text:p>
            <text:p text:style-name="P5"><text:span text:style-name="T2">______________________________________________________</text:span></text:p>
            <text:p text:style-name="P5"><text:span text:style-name="T2"/></text:p>
            <text:p text:style-name="P5"><text:span text:style-name="T2">First-Fit:</text:span></text:p>
            <text:p text:style-name="P5"><text:span text:style-name="T2">média: 0,036s <text:s text:c="7"/>dp: 0,005 <text:s text:c="6"/>ic = 0,034s a 0,038s</text:span></text:p>
            <text:p text:style-name="P5"><text:span text:style-name="T2">Next-Fit</text:span></text:p>
            <text:p text:style-name="P5"><text:span text:style-name="T2">média = 0,058s <text:s text:c="5"/>dp = 0,009 <text:s text:c="4"/>ic = 0,054s a 0,062s</text:span></text:p>
            <text:p text:style-name="P5"><text:span text:style-name="T2">Best-Fit</text:span></text:p>
            <text:p text:style-name="P5"><text:span text:style-name="T2">média = 0,564s <text:s text:c="5"/>dp = 0,025 <text:s text:c="4"/>ic = 0,553s a 0,575s</text:span></text:p>
            <text:p text:style-name="P5"><text:span text:style-name="T2">Worst-Fit</text:span></text:p>
            <text:p text:style-name="P5"><text:span text:style-name="T2">média = 0,594s <text:s text:c="5"/>dp = 0,078 <text:s text:c="4"/>ic = 0,561s a 0,627s</text:span></text:p>
            <text:p text:style-name="P5"><text:span text:style-name="T2"/></text:p>
            <text:p text:style-name="P7"><text:span text:style-name="T2"/></text:p>
          </draw:text-box>
        </draw:frame>
        <draw:frame draw:style-name="gr2" draw:text-style-name="P8" draw:layer="layout" svg:width="11.172cm" svg:height="10.558cm" svg:x="14.328cm" svg:y="3.442cm">
          <draw:text-box>
            <text:p text:style-name="P5"><text:span text:style-name="T2">Trace Next-Fit :</text:span></text:p>
            <text:p text:style-name="P5"><text:span text:style-name="T2">______________________________________________________</text:span></text:p>
            <text:p text:style-name="P5"><text:span text:style-name="T2"/></text:p>
            <text:p text:style-name="P5"><text:span text:style-name="T2">First-Fit:</text:span></text:p>
            <text:p text:style-name="P5"><text:span text:style-name="T2">média = 0,036s <text:s text:c="5"/>dp = 0,005 <text:s text:c="3"/>ic = 0,034s a 0,038s</text:span></text:p>
            <text:p text:style-name="P5"><text:span text:style-name="T2">Next-Fit</text:span></text:p>
            <text:p text:style-name="P5"><text:span text:style-name="T2">média = 0,026s <text:s text:c="5"/>dp = 0,005 <text:s text:c="3"/>ic = 0,024s a 0,028s</text:span></text:p>
            <text:p text:style-name="P5"><text:span text:style-name="T2">Best-Fit</text:span></text:p>
            <text:p text:style-name="P5"><text:span text:style-name="T2">média = 0,541s <text:s text:c="5"/>dp = 0,023 <text:s text:c="3"/>ic = 0,531s a 0,551s</text:span></text:p>
            <text:p text:style-name="P5"><text:span text:style-name="T2">Worst-Fit</text:span></text:p>
            <text:p text:style-name="P5"><text:span text:style-name="T2">média = 0,539s <text:s text:c="5"/>dp = 0,026 <text:s text:c="3"/>ic = 0,528s a 0,550s</text:span></text:p>
            <text:p text:style-name="P5"><text:span text:style-name="T2"/></text:p>
            <text:p text:style-name="P7"><text:span text:style-name="T2"/></text:p>
          </draw:text-box>
        </draw:frame>
        <presentation:notes draw:style-name="dp1">
          <office:forms form:automatic-focus="false" form:apply-design-mode="false"/>
          <draw:page-thumbnail draw:style-name="gr1" draw:layer="layout" svg:width="17cm" svg:height="9.56cm" svg:x="2cm" svg:y="2.5cm" draw:page-number="3" presentation:class="page"/>
          <draw:frame presentation:style-name="pr6" draw:text-style-name="P6"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4" draw:text-style-name="P4" draw:layer="layout" svg:width="23cm" svg:height="2.629cm" svg:x="-2.5cm" svg:y="1cm" presentation:class="title" presentation:user-transformed="true">
          <draw:text-box>
            <text:p text:style-name="P4"><text:span text:style-name="T1">Resultados</text:span></text:p>
          </draw:text-box>
        </draw:frame>
        <draw:frame draw:style-name="gr2" draw:text-style-name="P8" draw:layer="layout" svg:width="11.072cm" svg:height="10.558cm" svg:x="2.928cm" svg:y="3.442cm">
          <draw:text-box>
            <text:p text:style-name="P5"><text:span text:style-name="T2">Trace Best-Fit :</text:span></text:p>
            <text:p text:style-name="P5"><text:span text:style-name="T2">______________________________________________________</text:span></text:p>
            <text:p text:style-name="P5"><text:span text:style-name="T2"/></text:p>
            <text:p text:style-name="P5"><text:span text:style-name="T2">First-Fit:</text:span></text:p>
            <text:p text:style-name="P5"><text:span text:style-name="T2">média = 0,068s <text:s text:c="5"/>dp = 0,018 <text:s text:c="4"/>ic = 0,060s <text:s/>a 0,076s</text:span></text:p>
            <text:p text:style-name="P5"><text:span text:style-name="T2">Next-Fit</text:span></text:p>
            <text:p text:style-name="P5"><text:span text:style-name="T2">média = 0,073s <text:s text:c="5"/>dp = 0,016 <text:s text:c="4"/>ic = 0,066s a 0,081s</text:span></text:p>
            <text:p text:style-name="P5"><text:span text:style-name="T2">Best-Fit</text:span></text:p>
            <text:p text:style-name="P5"><text:span text:style-name="T2">média = 0,529s <text:s text:c="5"/>dp = 0,011 <text:s text:c="4"/>ic = 0,524s a 0,534s</text:span></text:p>
            <text:p text:style-name="P5"><text:span text:style-name="T2">Worst-Fit</text:span></text:p>
            <text:p text:style-name="P5"><text:span text:style-name="T2">média = 0,575s <text:s text:c="5"/>dp = 0,008 <text:s text:c="4"/>ic = 0,572s a 0,578s</text:span></text:p>
            <text:p text:style-name="P5"><text:span text:style-name="T2"/></text:p>
            <text:p text:style-name="P7"><text:span text:style-name="T2"/></text:p>
          </draw:text-box>
        </draw:frame>
        <draw:frame draw:style-name="gr2" draw:text-style-name="P8" draw:layer="layout" svg:width="11.172cm" svg:height="10.558cm" svg:x="14.328cm" svg:y="3.442cm">
          <draw:text-box>
            <text:p text:style-name="P5"><text:span text:style-name="T2">Trace Worst-Fit :</text:span></text:p>
            <text:p text:style-name="P5"><text:span text:style-name="T2">______________________________________________________</text:span></text:p>
            <text:p text:style-name="P5"><text:span text:style-name="T2"/></text:p>
            <text:p text:style-name="P5"><text:span text:style-name="T2">First-Fit:</text:span></text:p>
            <text:p text:style-name="P5"><text:span text:style-name="T2">média = 0,052s <text:s text:c="5"/>dp = 0,005 <text:s text:c="3"/>ic = 0,050s a 0,054s</text:span></text:p>
            <text:p text:style-name="P5"><text:span text:style-name="T2">Next-Fit</text:span></text:p>
            <text:p text:style-name="P5"><text:span text:style-name="T2">média = 0,065s <text:s text:c="5"/>dp = 0,02 <text:s text:c="5"/>ic <text:s/>= 0,056s a 0,073s</text:span></text:p>
            <text:p text:style-name="P5"><text:span text:style-name="T2">Best-Fit</text:span></text:p>
            <text:p text:style-name="P5"><text:span text:style-name="T2">média = 0,571s <text:s text:c="5"/>dp = 0,01 <text:s text:c="5"/>ic = 0,567s a 0,575s</text:span></text:p>
            <text:p text:style-name="P5"><text:span text:style-name="T2">Worst-Fit</text:span></text:p>
            <text:p text:style-name="P5"><text:span text:style-name="T2">média = 0,522s <text:s text:c="5"/>dp = 0,006 <text:s text:c="3"/>ic = 0,519s a 0,524s</text:span></text:p>
            <text:p text:style-name="P5"><text:span text:style-name="T2"/></text:p>
            <text:p text:style-name="P7"><text:span text:style-name="T2"/></text:p>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6" draw:text-style-name="P6"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7" draw:text-style-name="P4" draw:layer="layout" svg:width="23cm" svg:height="2.629cm" svg:x="-3cm" svg:y="1cm" presentation:class="title" presentation:user-transformed="true">
          <draw:text-box>
            <text:p text:style-name="P4"><text:span text:style-name="T1">Gráficos</text:span></text:p>
          </draw:text-box>
        </draw:frame>
        <draw:frame draw:style-name="gr3" draw:text-style-name="P9" draw:layer="layout" svg:width="14cm" svg:height="7.875cm" svg:x="0cm" svg:y="5.625cm">
          <draw:object xlink:href="./Object 1" xlink:type="simple" xlink:show="embed" xlink:actuate="onLoad">
            <loext:p/>
          </draw:object>
          <draw:image xlink:href="./ObjectReplacements/Object 1" xlink:type="simple" xlink:show="embed" xlink:actuate="onLoad"/>
        </draw:frame>
        <draw:frame draw:style-name="gr3" draw:text-style-name="P9" draw:layer="layout" svg:width="13.999cm" svg:height="7.874cm" svg:x="14cm" svg:y="5.62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7cm" svg:height="9.56cm" svg:x="2cm" svg:y="2.5cm" draw:page-number="5" presentation:class="page"/>
          <draw:frame presentation:style-name="pr8" draw:text-style-name="P3"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7" draw:text-style-name="P4" draw:layer="layout" svg:width="23cm" svg:height="2.629cm" svg:x="-3cm" svg:y="1cm" presentation:class="title" presentation:user-transformed="true">
          <draw:text-box>
            <text:p text:style-name="P4"><text:span text:style-name="T1">Gráficos</text:span></text:p>
          </draw:text-box>
        </draw:frame>
        <draw:frame draw:style-name="gr3" draw:text-style-name="P9" draw:layer="layout" svg:width="14.223cm" svg:height="8cm" svg:x="0cm" svg:y="5.499cm">
          <draw:object xlink:href="./Object 3" xlink:type="simple" xlink:show="embed" xlink:actuate="onLoad">
            <loext:p/>
          </draw:object>
          <draw:image xlink:href="./ObjectReplacements/Object 3" xlink:type="simple" xlink:show="embed" xlink:actuate="onLoad"/>
        </draw:frame>
        <draw:frame draw:style-name="gr3" draw:text-style-name="P9" draw:layer="layout" svg:width="14.222cm" svg:height="7.999cm" svg:x="13.777cm" svg:y="5.5cm">
          <draw:object xlink:href="./Object 4" xlink:type="simple" xlink:show="embed" xlink:actuate="onLoad">
            <loext:p/>
          </draw:object>
          <draw:image xlink:href="./ObjectReplacements/Object 4" xlink:type="simple" xlink:show="embed" xlink:actuate="onLoad"/>
        </draw:frame>
        <presentation:notes draw:style-name="dp1">
          <office:forms form:automatic-focus="false" form:apply-design-mode="false"/>
          <draw:page-thumbnail draw:style-name="gr1" draw:layer="layout" svg:width="17cm" svg:height="9.56cm" svg:x="2cm" svg:y="2.5cm" draw:page-number="6" presentation:class="page"/>
          <draw:frame presentation:style-name="pr8" draw:text-style-name="P3"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4" draw:text-style-name="P4" draw:layer="layout" svg:width="23cm" svg:height="2.629cm" svg:x="-2.5cm" svg:y="1.3cm" presentation:class="title" presentation:user-transformed="true">
          <draw:text-box>
            <text:p text:style-name="P4"><text:span text:style-name="T1">Conclusão</text:span></text:p>
          </draw:text-box>
        </draw:frame>
        <draw:frame presentation:style-name="pr5" draw:text-style-name="P5" draw:layer="layout" svg:width="23cm" svg:height="9.134cm" svg:x="2.5cm" svg:y="4.366cm" presentation:class="outline" presentation:user-transformed="true">
          <draw:text-box>
            <text:list text:style-name="L2">
              <text:list-header>
                <text:p text:style-name="P5"><text:span text:style-name="T2"><text:s/></text:span><text:span text:style-name="T2"><text:tab/></text:span><text:span text:style-name="T2">Analisando os resultados dos tipos de algoritmos usados no simulador de gerenciamento de memória, nota-se que podemos separar eles em 2 grupos. Os que inserem logo no primeiro espaço disponível (first-fit e next-fit) e os que inserem depois de vasculhar a memória inteira (best-fit e worst-fit). Assim podemos entender que nunca os do segundo grupo serão mais rápidos do que os do primeiro grupo, pois varrer a memória inteira leva muito tempo. As vantagens desse segundo grupo se dão em otimizar o espaço para no futuro termos espaço suficiente na memória para novas inserções (vantagem tática). O primeiro grupo tem a vantagem da velocidade mesmo.</text:span></text:p>
                <text:p text:style-name="P5"><text:span text:style-name="T2"><text:s/></text:span><text:span text:style-name="T2"><text:tab/></text:span><text:span text:style-name="T2">Mesmo com essas separações de vantagens dos algoritmos, podemos analisar os tempos de todos. Nos 4 tipos de algoritmos temos que o trace que aquele algoritmo leva vantagem é sempre o mais rápido dentro da categoria daquele algoritmo. Por exemplo, no trace-nextfit o algoritmo next-fit faz o seu melhor desempenho. Além disso podemos entender quais tipos de traces estão associados a melhor velocidade <text:s text:c="5"/>de cada um. </text:span></text:p>
                <text:p text:style-name="P5"><text:span text:style-name="T2"><text:s/></text:span><text:span text:style-name="T2"><text:tab/></text:span><text:span text:style-name="T2">O first-fit se beneficia de inserções em linhas sequenciais e de quantidade de unidades de alocação médias. Ele também se da bem com quantidades de unidades de alocação baixas, porém <text:s text:c="3"/>comparativamente com seu rival de grupo (next-fit) perde nessas unidades baixas.</text:span></text:p>
              </text:list-header>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4" draw:text-style-name="P4" draw:layer="layout" svg:width="23cm" svg:height="2.629cm" svg:x="-2.5cm" svg:y="1.3cm" presentation:class="title" presentation:user-transformed="true">
          <draw:text-box>
            <text:p text:style-name="P4"><text:span text:style-name="T1">Conclusão</text:span></text:p>
          </draw:text-box>
        </draw:frame>
        <draw:frame presentation:style-name="pr5" draw:text-style-name="P5" draw:layer="layout" svg:width="23cm" svg:height="9.134cm" svg:x="2.5cm" svg:y="4.366cm" presentation:class="outline" presentation:user-transformed="true">
          <draw:text-box>
            <text:list text:style-name="L2">
              <text:list-header>
                <text:p text:style-name="P5"><text:span text:style-name="T2"><text:s/></text:span><text:span text:style-name="T2"><text:tab/></text:span><text:span text:style-name="T2">O next-fit se beneficia de inserções em linhas sequenciais e de quantidade de unidades de alocação </text:span><text:span text:style-name="T2">super baixas. Já com quantidades de alocação médias ele foi bem mal, demorando mais que o dobro do que </text:span><text:span text:style-name="T2">com as baixas. </text:span></text:p>
                <text:p text:style-name="P5"><text:span text:style-name="T2"><text:s/></text:span><text:span text:style-name="T2"><text:tab/></text:span><text:span text:style-name="T2">O best-fit se beneficia de inserções em linhas mais espaçadas e mais aleatórias e com uma variação </text:span><text:span text:style-name="T2">entre quantidades de unidades de alocação baixas e grandes. Ele também vai bem quando as quantidades </text:span><text:span text:style-name="T2">de alocação são apenas grandes, mas seu rival de grupo (worst-fit) é mais rápido.</text:span></text:p>
                <text:p text:style-name="P5"><text:span text:style-name="T2"><text:s/></text:span><text:span text:style-name="T2"><text:tab/></text:span><text:span text:style-name="T2">O worst-fit se beneficia de inserções em linhas mais espaçadas e mais aleatórias e com quantidades de </text:span><text:span text:style-name="T2">unidades de alocação grandes. Ele também se dá bem com inserções em linhas sequenciais e quantidades de </text:span><text:span text:style-name="T2">unidades de alocação pequenas. Ele se da bem com extremos.</text:span></text:p>
                <text:p text:style-name="P5"><text:span text:style-name="T2"><text:s/></text:span><text:span text:style-name="T2"><text:tab/></text:span><text:span text:style-name="T2">De forma geral temos que o grupo 1 se beneficia em inserções de linhas sequenciais e o grupo 2 em </text:span><text:span text:style-name="T2">inserções de linhas mais aleatórias.</text:span></text:p>
              </text:list-header>
            </text:list>
          </draw:text-box>
        </draw:frame>
        <presentation:notes draw:style-name="dp1">
          <office:forms form:automatic-focus="false" form:apply-design-mode="false"/>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8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6.2$Linux_X86_64 LibreOffice_project/480$Build-2</meta:generator>
    <meta:creation-date>2025-05-31T20:46:35.970421464</meta:creation-date>
    <meta:editing-duration>PT1H18M</meta:editing-duration>
    <meta:editing-cycles>17</meta:editing-cycles>
    <dc:date>2025-06-07T21:42:04.338189070</dc:date>
    <meta:document-statistic meta:object-count="28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style:style style:name="T1" style:family="text">
      <style:text-properties fo:font-size="9pt" style:font-size-asian="9pt" style:font-size-complex="9pt"/>
    </style:style>
  </office:automatic-styles>
  <office:body>
    <office:chart>
      <chart:chart svg:width="14.001cm" svg:height="7.876cm" xlink:href="." xlink:type="simple" chart:class="chart:bar" chart:style-name="ch1">
        <chart:title svg:x="4.455cm" svg:y="0.293cm" chart:style-name="ch2">
          <text:p>Tempo x Trace - First Fit</text:p>
        </chart:title>
        <chart:legend chart:legend-position="end" svg:x="10.837cm" svg:y="3.141cm" style:legend-expansion="high" chart:style-name="ch3"/>
        <chart:plot-area chart:style-name="ch4" chart:data-source-has-labels="both" svg:x="1.291cm" svg:y="1.229cm" svg:width="9.266cm" svg:height="5.509cm">
          <chart:coordinate-region svg:x="2.211cm" svg:y="1.428cm" svg:width="8.346cm" svg:height="4.663cm"/>
          <chart:axis chart:dimension="x" chart:name="primary-x" chart:style-name="ch5" chartooo:axis-type="auto">
            <chartooo:date-scale/>
            <chart:title svg:x="3.008cm" svg:y="6.895cm" chart:style-name="ch2">
              <text:p><text:span text:style-name="T1">Tipo de trace por vantagem de algoritmo</text:span></text:p>
            </chart:title>
            <chart:categories table:cell-range-address="local-table.$A$2:.$A$5"/>
          </chart:axis>
          <chart:axis chart:dimension="y" chart:name="primary-y" chart:style-name="ch6">
            <chart:title svg:x="0.451cm" svg:y="6.476cm" chart:style-name="ch7">
              <text:p><text:span text:style-name="T1">Tempo de execução em segundos</text:span></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series chart:style-name="ch11" chart:values-cell-range-address="local-table.$D$2:.$D$5" chart:label-cell-address="local-table.$D$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mite inferior</text:p>
                <text:list>
                  <text:list-item>
                    <text:p/>
                  </text:list-item>
                  <text:list-item>
                    <text:p>Limite inferior</text:p>
                  </text:list-item>
                </text:list>
              </table:table-cell>
              <table:table-cell office:value-type="string">
                <text:p>Media</text:p>
                <text:list>
                  <text:list-item>
                    <text:p/>
                  </text:list-item>
                  <text:list-item>
                    <text:p>Media</text:p>
                  </text:list-item>
                </text:list>
              </table:table-cell>
              <table:table-cell office:value-type="string">
                <text:p>Limite Superior</text:p>
                <text:list>
                  <text:list-item>
                    <text:p/>
                  </text:list-item>
                  <text:list-item>
                    <text:p>Limite Superior</text:p>
                  </text:list-item>
                </text:list>
              </table:table-cell>
            </table:table-row>
          </table:table-header-rows>
          <table:table-rows>
            <table:table-row>
              <table:table-cell office:value-type="string">
                <text:p>trace-firstfit</text:p>
              </table:table-cell>
              <table:table-cell office:value-type="float" office:value="0.034">
                <text:p>0.034</text:p>
              </table:table-cell>
              <table:table-cell office:value-type="float" office:value="0.036">
                <text:p>0.036</text:p>
              </table:table-cell>
              <table:table-cell office:value-type="float" office:value="0.038">
                <text:p>0.038</text:p>
              </table:table-cell>
            </table:table-row>
            <table:table-row>
              <table:table-cell office:value-type="string">
                <text:p>trace-nextfit</text:p>
              </table:table-cell>
              <table:table-cell office:value-type="float" office:value="0.034">
                <text:p>0.034</text:p>
              </table:table-cell>
              <table:table-cell office:value-type="float" office:value="0.036">
                <text:p>0.036</text:p>
              </table:table-cell>
              <table:table-cell office:value-type="float" office:value="0.038">
                <text:p>0.038</text:p>
              </table:table-cell>
            </table:table-row>
            <table:table-row>
              <table:table-cell office:value-type="string">
                <text:p>trace-bestfit</text:p>
              </table:table-cell>
              <table:table-cell office:value-type="float" office:value="0.06">
                <text:p>0.06</text:p>
              </table:table-cell>
              <table:table-cell office:value-type="float" office:value="0.068">
                <text:p>0.068</text:p>
              </table:table-cell>
              <table:table-cell office:value-type="float" office:value="0.076">
                <text:p>0.076</text:p>
              </table:table-cell>
            </table:table-row>
            <table:table-row>
              <table:table-cell office:value-type="string">
                <text:p>trace-worstfit</text:p>
              </table:table-cell>
              <table:table-cell office:value-type="float" office:value="0.05">
                <text:p>0.05</text:p>
              </table:table-cell>
              <table:table-cell office:value-type="float" office:value="0.052">
                <text:p>0.052</text:p>
              </table:table-cell>
              <table:table-cell office:value-type="float" office:value="0.054">
                <text:p>0.05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48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style:style style:name="T1" style:family="text">
      <style:text-properties fo:font-size="9pt" style:font-size-asian="9pt" style:font-size-complex="9pt"/>
    </style:style>
  </office:automatic-styles>
  <office:body>
    <office:chart>
      <chart:chart svg:width="14cm" svg:height="7.875cm" xlink:href="." xlink:type="simple" chart:class="chart:bar" chart:style-name="ch1">
        <chart:title svg:x="4.43cm" svg:y="0.293cm" chart:style-name="ch2">
          <text:p>Tempo x Trace - Next Fit</text:p>
        </chart:title>
        <chart:legend chart:legend-position="end" svg:x="10.836cm" svg:y="3.14cm" style:legend-expansion="high" chart:style-name="ch3"/>
        <chart:plot-area chart:style-name="ch4" chart:data-source-has-labels="both" svg:x="1.291cm" svg:y="1.229cm" svg:width="9.265cm" svg:height="5.508cm">
          <chart:coordinate-region svg:x="2.211cm" svg:y="1.428cm" svg:width="8.345cm" svg:height="4.662cm"/>
          <chart:axis chart:dimension="x" chart:name="primary-x" chart:style-name="ch5" chartooo:axis-type="auto">
            <chartooo:date-scale/>
            <chart:title svg:x="3.007cm" svg:y="6.894cm" chart:style-name="ch2">
              <text:p><text:span text:style-name="T1">Tipo de trace por vantagem de algoritmo</text:span></text:p>
            </chart:title>
            <chart:categories table:cell-range-address="local-table.$A$2:.$A$5"/>
          </chart:axis>
          <chart:axis chart:dimension="y" chart:name="primary-y" chart:style-name="ch6">
            <chart:title svg:x="0.451cm" svg:y="6.476cm" chart:style-name="ch7">
              <text:p><text:span text:style-name="T1">Tempo de execução em segundos</text:span></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series chart:style-name="ch11" chart:values-cell-range-address="local-table.$D$2:.$D$5" chart:label-cell-address="local-table.$D$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mite inferior</text:p>
                <text:list>
                  <text:list-item>
                    <text:p/>
                  </text:list-item>
                  <text:list-item>
                    <text:p>Limite inferior</text:p>
                  </text:list-item>
                </text:list>
              </table:table-cell>
              <table:table-cell office:value-type="string">
                <text:p>Media</text:p>
                <text:list>
                  <text:list-item>
                    <text:p/>
                  </text:list-item>
                  <text:list-item>
                    <text:p>Media</text:p>
                  </text:list-item>
                </text:list>
              </table:table-cell>
              <table:table-cell office:value-type="string">
                <text:p>Limite Superior</text:p>
                <text:list>
                  <text:list-item>
                    <text:p/>
                  </text:list-item>
                  <text:list-item>
                    <text:p>Limite Superior</text:p>
                  </text:list-item>
                </text:list>
              </table:table-cell>
            </table:table-row>
          </table:table-header-rows>
          <table:table-rows>
            <table:table-row>
              <table:table-cell office:value-type="string">
                <text:p>trace-firstfit</text:p>
              </table:table-cell>
              <table:table-cell office:value-type="float" office:value="0.054">
                <text:p>0.054</text:p>
              </table:table-cell>
              <table:table-cell office:value-type="float" office:value="0.058">
                <text:p>0.058</text:p>
              </table:table-cell>
              <table:table-cell office:value-type="float" office:value="0.062">
                <text:p>0.062</text:p>
              </table:table-cell>
            </table:table-row>
            <table:table-row>
              <table:table-cell office:value-type="string">
                <text:p>trace-nextfit</text:p>
              </table:table-cell>
              <table:table-cell office:value-type="float" office:value="0.024">
                <text:p>0.024</text:p>
              </table:table-cell>
              <table:table-cell office:value-type="float" office:value="0.026">
                <text:p>0.026</text:p>
              </table:table-cell>
              <table:table-cell office:value-type="float" office:value="0.028">
                <text:p>0.028</text:p>
              </table:table-cell>
            </table:table-row>
            <table:table-row>
              <table:table-cell office:value-type="string">
                <text:p>trace-bestfit</text:p>
              </table:table-cell>
              <table:table-cell office:value-type="float" office:value="0.066">
                <text:p>0.066</text:p>
              </table:table-cell>
              <table:table-cell office:value-type="float" office:value="0.073">
                <text:p>0.073</text:p>
              </table:table-cell>
              <table:table-cell office:value-type="float" office:value="0.081">
                <text:p>0.081</text:p>
              </table:table-cell>
            </table:table-row>
            <table:table-row>
              <table:table-cell office:value-type="string">
                <text:p>trace-worstfit</text:p>
              </table:table-cell>
              <table:table-cell office:value-type="float" office:value="0.056">
                <text:p>0.056</text:p>
              </table:table-cell>
              <table:table-cell office:value-type="float" office:value="0.065">
                <text:p>0.065</text:p>
              </table:table-cell>
              <table:table-cell office:value-type="float" office:value="0.073">
                <text:p>0.07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48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style:style style:name="T1" style:family="text">
      <style:text-properties fo:font-size="9pt" style:font-size-asian="9pt" style:font-size-complex="9pt"/>
    </style:style>
  </office:automatic-styles>
  <office:body>
    <office:chart>
      <chart:chart svg:width="14.224cm" svg:height="8.001cm" xlink:href="." xlink:type="simple" chart:class="chart:bar" chart:style-name="ch1">
        <chart:title svg:x="4.554cm" svg:y="0.296cm" chart:style-name="ch2">
          <text:p>Tempo x Trace - Best Fit</text:p>
        </chart:title>
        <chart:legend chart:legend-position="end" svg:x="11.06cm" svg:y="3.203cm" style:legend-expansion="high" chart:style-name="ch3"/>
        <chart:plot-area chart:style-name="ch4" chart:data-source-has-labels="both" svg:x="1.295cm" svg:y="1.235cm" svg:width="9.481cm" svg:height="5.625cm">
          <chart:coordinate-region svg:x="2.215cm" svg:y="1.434cm" svg:width="8.561cm" svg:height="4.779cm"/>
          <chart:axis chart:dimension="x" chart:name="primary-x" chart:style-name="ch5" chartooo:axis-type="auto">
            <chartooo:date-scale/>
            <chart:title svg:x="3.119cm" svg:y="7.02cm" chart:style-name="ch2">
              <text:p><text:span text:style-name="T1">Tipo de trace por vantagem de algoritmo</text:span></text:p>
            </chart:title>
            <chart:categories table:cell-range-address="local-table.$A$2:.$A$5"/>
          </chart:axis>
          <chart:axis chart:dimension="y" chart:name="primary-y" chart:style-name="ch6">
            <chart:title svg:x="0.451cm" svg:y="6.54cm" chart:style-name="ch7">
              <text:p><text:span text:style-name="T1">Tempo de execução em segundos</text:span></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series chart:style-name="ch11" chart:values-cell-range-address="local-table.$D$2:.$D$5" chart:label-cell-address="local-table.$D$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mite inferior</text:p>
                <text:list>
                  <text:list-item>
                    <text:p/>
                  </text:list-item>
                  <text:list-item>
                    <text:p>Limite inferior</text:p>
                  </text:list-item>
                </text:list>
              </table:table-cell>
              <table:table-cell office:value-type="string">
                <text:p>Media</text:p>
                <text:list>
                  <text:list-item>
                    <text:p/>
                  </text:list-item>
                  <text:list-item>
                    <text:p>Media</text:p>
                  </text:list-item>
                </text:list>
              </table:table-cell>
              <table:table-cell office:value-type="string">
                <text:p>Limite Superior</text:p>
                <text:list>
                  <text:list-item>
                    <text:p/>
                  </text:list-item>
                  <text:list-item>
                    <text:p>Limite Superior</text:p>
                  </text:list-item>
                </text:list>
              </table:table-cell>
            </table:table-row>
          </table:table-header-rows>
          <table:table-rows>
            <table:table-row>
              <table:table-cell office:value-type="string">
                <text:p>trace-firstfit</text:p>
              </table:table-cell>
              <table:table-cell office:value-type="float" office:value="0.553">
                <text:p>0.553</text:p>
              </table:table-cell>
              <table:table-cell office:value-type="float" office:value="0.564">
                <text:p>0.564</text:p>
              </table:table-cell>
              <table:table-cell office:value-type="float" office:value="0.575">
                <text:p>0.575</text:p>
              </table:table-cell>
            </table:table-row>
            <table:table-row>
              <table:table-cell office:value-type="string">
                <text:p>trace-nextfit</text:p>
              </table:table-cell>
              <table:table-cell office:value-type="float" office:value="0.531">
                <text:p>0.531</text:p>
              </table:table-cell>
              <table:table-cell office:value-type="float" office:value="0.541">
                <text:p>0.541</text:p>
              </table:table-cell>
              <table:table-cell office:value-type="float" office:value="0.551">
                <text:p>0.551</text:p>
              </table:table-cell>
            </table:table-row>
            <table:table-row>
              <table:table-cell office:value-type="string">
                <text:p>trace-bestfit</text:p>
              </table:table-cell>
              <table:table-cell office:value-type="float" office:value="0.524">
                <text:p>0.524</text:p>
              </table:table-cell>
              <table:table-cell office:value-type="float" office:value="0.529">
                <text:p>0.529</text:p>
              </table:table-cell>
              <table:table-cell office:value-type="float" office:value="0.534">
                <text:p>0.534</text:p>
              </table:table-cell>
            </table:table-row>
            <table:table-row>
              <table:table-cell office:value-type="string">
                <text:p>trace-worstfit</text:p>
              </table:table-cell>
              <table:table-cell office:value-type="float" office:value="0.567">
                <text:p>0.567</text:p>
              </table:table-cell>
              <table:table-cell office:value-type="float" office:value="0.571">
                <text:p>0.571</text:p>
              </table:table-cell>
              <table:table-cell office:value-type="float" office:value="0.575">
                <text:p>0.57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48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style:style style:name="T1" style:family="text">
      <style:text-properties fo:font-size="9pt" style:font-size-asian="9pt" style:font-size-complex="9pt"/>
    </style:style>
  </office:automatic-styles>
  <office:body>
    <office:chart>
      <chart:chart svg:width="14.223cm" svg:height="8cm" xlink:href="." xlink:type="simple" chart:class="chart:bar" chart:style-name="ch1">
        <chart:title svg:x="4.416cm" svg:y="0.296cm" chart:style-name="ch2">
          <text:p>Tempo x Trace - Worst Fit</text:p>
        </chart:title>
        <chart:legend chart:legend-position="end" svg:x="11.059cm" svg:y="3.203cm" style:legend-expansion="high" chart:style-name="ch3"/>
        <chart:plot-area chart:style-name="ch4" chart:data-source-has-labels="both" svg:x="1.295cm" svg:y="1.235cm" svg:width="9.48cm" svg:height="5.624cm">
          <chart:coordinate-region svg:x="2.024cm" svg:y="1.434cm" svg:width="8.751cm" svg:height="4.778cm"/>
          <chart:axis chart:dimension="x" chart:name="primary-x" chart:style-name="ch5" chartooo:axis-type="auto">
            <chartooo:date-scale/>
            <chart:title svg:x="3.119cm" svg:y="7.019cm" chart:style-name="ch2">
              <text:p><text:span text:style-name="T1">Tipo de trace por vantagem de algoritmo</text:span></text:p>
            </chart:title>
            <chart:categories table:cell-range-address="local-table.$A$2:.$A$5"/>
          </chart:axis>
          <chart:axis chart:dimension="y" chart:name="primary-y" chart:style-name="ch6">
            <chart:title svg:x="0.451cm" svg:y="6.54cm" chart:style-name="ch7">
              <text:p><text:span text:style-name="T1">Tempo de execução em segundos</text:span></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series chart:style-name="ch11" chart:values-cell-range-address="local-table.$D$2:.$D$5" chart:label-cell-address="local-table.$D$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mite inferior</text:p>
                <text:list>
                  <text:list-item>
                    <text:p/>
                  </text:list-item>
                  <text:list-item>
                    <text:p>Limite inferior</text:p>
                  </text:list-item>
                </text:list>
              </table:table-cell>
              <table:table-cell office:value-type="string">
                <text:p>Media</text:p>
                <text:list>
                  <text:list-item>
                    <text:p/>
                  </text:list-item>
                  <text:list-item>
                    <text:p>Media</text:p>
                  </text:list-item>
                </text:list>
              </table:table-cell>
              <table:table-cell office:value-type="string">
                <text:p>Limite Superior</text:p>
                <text:list>
                  <text:list-item>
                    <text:p/>
                  </text:list-item>
                  <text:list-item>
                    <text:p>Limite Superior</text:p>
                  </text:list-item>
                </text:list>
              </table:table-cell>
            </table:table-row>
          </table:table-header-rows>
          <table:table-rows>
            <table:table-row>
              <table:table-cell office:value-type="string">
                <text:p>trace-firstfit</text:p>
              </table:table-cell>
              <table:table-cell office:value-type="float" office:value="0.561">
                <text:p>0.561</text:p>
              </table:table-cell>
              <table:table-cell office:value-type="float" office:value="0.594">
                <text:p>0.594</text:p>
              </table:table-cell>
              <table:table-cell office:value-type="float" office:value="0.627">
                <text:p>0.627</text:p>
              </table:table-cell>
            </table:table-row>
            <table:table-row>
              <table:table-cell office:value-type="string">
                <text:p>trace-nextfit</text:p>
              </table:table-cell>
              <table:table-cell office:value-type="float" office:value="0.528">
                <text:p>0.528</text:p>
              </table:table-cell>
              <table:table-cell office:value-type="float" office:value="0.539">
                <text:p>0.539</text:p>
              </table:table-cell>
              <table:table-cell office:value-type="float" office:value="0.55">
                <text:p>0.55</text:p>
              </table:table-cell>
            </table:table-row>
            <table:table-row>
              <table:table-cell office:value-type="string">
                <text:p>trace-bestfit</text:p>
              </table:table-cell>
              <table:table-cell office:value-type="float" office:value="0.572">
                <text:p>0.572</text:p>
              </table:table-cell>
              <table:table-cell office:value-type="float" office:value="0.575">
                <text:p>0.575</text:p>
              </table:table-cell>
              <table:table-cell office:value-type="float" office:value="0.578">
                <text:p>0.578</text:p>
              </table:table-cell>
            </table:table-row>
            <table:table-row>
              <table:table-cell office:value-type="string">
                <text:p>trace-worstfit</text:p>
              </table:table-cell>
              <table:table-cell office:value-type="float" office:value="0.519">
                <text:p>0.519</text:p>
              </table:table-cell>
              <table:table-cell office:value-type="float" office:value="0.522">
                <text:p>0.522</text:p>
              </table:table-cell>
              <table:table-cell office:value-type="float" office:value="0.524">
                <text:p>0.524</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48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